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. of Tools</text:p>
          </table:table-cell>
          <table:table-cell office:value-type="string" calcext:value-type="string">
            <text:p>Best Peptid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ropor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542" calcext:value-type="float">
            <text:p>2542</text:p>
          </table:table-cell>
          <table:table-cell office:value-type="float" office:value="0.119152526483547" calcext:value-type="float">
            <text:p>0.1191525264835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393" calcext:value-type="float">
            <text:p>1393</text:p>
          </table:table-cell>
          <table:table-cell office:value-type="float" office:value="0.0652948345364207" calcext:value-type="float">
            <text:p>0.06529483453642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155" calcext:value-type="float">
            <text:p>1155</text:p>
          </table:table-cell>
          <table:table-cell office:value-type="float" office:value="0.0541389331583388" calcext:value-type="float">
            <text:p>0.05413893315833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float" office:value="913" calcext:value-type="float">
            <text:p>913</text:p>
          </table:table-cell>
          <table:table-cell office:value-type="float" office:value="0.0427955376394488" calcext:value-type="float">
            <text:p>0.04279553763944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867" calcext:value-type="float">
            <text:p>867</text:p>
          </table:table-cell>
          <table:table-cell office:value-type="float" office:value="0.0406393550201556" calcext:value-type="float">
            <text:p>0.04063935502015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835" calcext:value-type="float">
            <text:p>835</text:p>
          </table:table-cell>
          <table:table-cell office:value-type="float" office:value="0.0391394018936908" calcext:value-type="float">
            <text:p>0.03913940189369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730" calcext:value-type="float">
            <text:p>730</text:p>
          </table:table-cell>
          <table:table-cell office:value-type="float" office:value="0.0342176806974782" calcext:value-type="float">
            <text:p>0.03421768069747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551" calcext:value-type="float">
            <text:p>551</text:p>
          </table:table-cell>
          <table:table-cell office:value-type="float" office:value="0.0258273178963157" calcext:value-type="float">
            <text:p>0.02582731789631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547" calcext:value-type="float">
            <text:p>547</text:p>
          </table:table-cell>
          <table:table-cell office:value-type="float" office:value="0.0256398237555076" calcext:value-type="float">
            <text:p>0.02563982375550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519" calcext:value-type="float">
            <text:p>519</text:p>
          </table:table-cell>
          <table:table-cell office:value-type="float" office:value="0.0243273647698509" calcext:value-type="float">
            <text:p>0.02432736476985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426" calcext:value-type="float">
            <text:p>426</text:p>
          </table:table-cell>
          <table:table-cell office:value-type="float" office:value="0.0199681259960626" calcext:value-type="float">
            <text:p>0.01996812599606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402" calcext:value-type="float">
            <text:p>402</text:p>
          </table:table-cell>
          <table:table-cell office:value-type="float" office:value="0.018843161151214" calcext:value-type="float">
            <text:p>0.0188431611512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float" office:value="355" calcext:value-type="float">
            <text:p>355</text:p>
          </table:table-cell>
          <table:table-cell office:value-type="float" office:value="0.0166401049967189" calcext:value-type="float">
            <text:p>0.01664010499671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33" calcext:value-type="float">
            <text:p>233</text:p>
          </table:table-cell>
          <table:table-cell office:value-type="float" office:value="0.0109215337020718" calcext:value-type="float">
            <text:p>0.01092153370207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83" calcext:value-type="float">
            <text:p>183</text:p>
          </table:table-cell>
          <table:table-cell office:value-type="float" office:value="0.00857785694197056" calcext:value-type="float">
            <text:p>0.008577856941970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163" calcext:value-type="float">
            <text:p>163</text:p>
          </table:table-cell>
          <table:table-cell office:value-type="float" office:value="0.00764038623793006" calcext:value-type="float">
            <text:p>0.007640386237930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89" calcext:value-type="float">
            <text:p>89</text:p>
          </table:table-cell>
          <table:table-cell office:value-type="float" office:value="0.00417174463298022" calcext:value-type="float">
            <text:p>0.00417174463298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85" calcext:value-type="float">
            <text:p>85</text:p>
          </table:table-cell>
          <table:table-cell office:value-type="float" office:value="0.00398425049217212" calcext:value-type="float">
            <text:p>0.003984250492172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office:value-type="float" office:value="57" calcext:value-type="float">
            <text:p>57</text:p>
          </table:table-cell>
          <table:table-cell office:value-type="float" office:value="0.00267179150651542" calcext:value-type="float">
            <text:p>0.002671791506515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L</text:p>
          </table:table-cell>
          <table:table-cell office:value-type="float" office:value="56" calcext:value-type="float">
            <text:p>56</text:p>
          </table:table-cell>
          <table:table-cell office:value-type="float" office:value="0.0026249179713134" calcext:value-type="float">
            <text:p>0.00262491797131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maining</text:p>
          </table:table-cell>
          <table:table-cell office:value-type="float" office:value="9233" calcext:value-type="float">
            <text:p>9233</text:p>
          </table:table-cell>
          <table:table-cell office:value-type="float" office:value="0.432783351" calcext:value-type="float">
            <text:p>0.4327833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9274" calcext:value-type="float">
            <text:p>9274</text:p>
          </table:table-cell>
          <table:table-cell office:value-type="float" office:value="0.190259313966847" calcext:value-type="float">
            <text:p>0.1902593139668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192" calcext:value-type="float">
            <text:p>3192</text:p>
          </table:table-cell>
          <table:table-cell office:value-type="float" office:value="0.0654849827671098" calcext:value-type="float">
            <text:p>0.06548498276710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624" calcext:value-type="float">
            <text:p>2624</text:p>
          </table:table-cell>
          <table:table-cell office:value-type="float" office:value="0.0538322665353685" calcext:value-type="float">
            <text:p>0.05383226653536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591" calcext:value-type="float">
            <text:p>2591</text:p>
          </table:table-cell>
          <table:table-cell office:value-type="float" office:value="0.0531552601345807" calcext:value-type="float">
            <text:p>0.05315526013458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float" office:value="2120" calcext:value-type="float">
            <text:p>2120</text:p>
          </table:table-cell>
          <table:table-cell office:value-type="float" office:value="0.0434925324142459" calcext:value-type="float">
            <text:p>0.04349253241424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float" office:value="2113" calcext:value-type="float">
            <text:p>2113</text:p>
          </table:table-cell>
          <table:table-cell office:value-type="float" office:value="0.0433489249958969" calcext:value-type="float">
            <text:p>0.04334892499589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2073" calcext:value-type="float">
            <text:p>2073</text:p>
          </table:table-cell>
          <table:table-cell office:value-type="float" office:value="0.0425283111767602" calcext:value-type="float">
            <text:p>0.04252831117676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1734" calcext:value-type="float">
            <text:p>1734</text:p>
          </table:table-cell>
          <table:table-cell office:value-type="float" office:value="0.0355736090595766" calcext:value-type="float">
            <text:p>0.03557360905957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699" calcext:value-type="float">
            <text:p>1699</text:p>
          </table:table-cell>
          <table:table-cell office:value-type="float" office:value="0.0348555719678319" calcext:value-type="float">
            <text:p>0.03485557196783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125" calcext:value-type="float">
            <text:p>1125</text:p>
          </table:table-cell>
          <table:table-cell office:value-type="float" office:value="0.0230797636632201" calcext:value-type="float">
            <text:p>0.02307976366322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992" calcext:value-type="float">
            <text:p>992</text:p>
          </table:table-cell>
          <table:table-cell office:value-type="float" office:value="0.0203512227145905" calcext:value-type="float">
            <text:p>0.02035122271459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891" calcext:value-type="float">
            <text:p>891</text:p>
          </table:table-cell>
          <table:table-cell office:value-type="float" office:value="0.0182791728212703" calcext:value-type="float">
            <text:p>0.0182791728212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858" calcext:value-type="float">
            <text:p>858</text:p>
          </table:table-cell>
          <table:table-cell office:value-type="float" office:value="0.0176021664204825" calcext:value-type="float">
            <text:p>0.01760216642048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 office:value-type="float" office:value="738" calcext:value-type="float">
            <text:p>738</text:p>
          </table:table-cell>
          <table:table-cell office:value-type="float" office:value="0.0151403249630724" calcext:value-type="float">
            <text:p>0.01514032496307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55" calcext:value-type="float">
            <text:p>555</text:p>
          </table:table-cell>
          <table:table-cell office:value-type="float" office:value="0.0113860167405219" calcext:value-type="float">
            <text:p>0.01138601674052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float" office:value="356" calcext:value-type="float">
            <text:p>356</text:p>
          </table:table-cell>
          <table:table-cell office:value-type="float" office:value="0.00730346299031676" calcext:value-type="float">
            <text:p>0.007303462990316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96" calcext:value-type="float">
            <text:p>296</text:p>
          </table:table-cell>
          <table:table-cell office:value-type="float" office:value="0.00607254226161169" calcext:value-type="float">
            <text:p>0.006072542261611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23" calcext:value-type="float">
            <text:p>223</text:p>
          </table:table-cell>
          <table:table-cell office:value-type="float" office:value="0.00457492204168718" calcext:value-type="float">
            <text:p>0.004574922041687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10" calcext:value-type="float">
            <text:p>210</text:p>
          </table:table-cell>
          <table:table-cell office:value-type="float" office:value="0.00430822255046775" calcext:value-type="float">
            <text:p>0.004308222550467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float" office:value="86" calcext:value-type="float">
            <text:p>86</text:p>
          </table:table-cell>
          <table:table-cell office:value-type="float" office:value="0.00176431971114394" calcext:value-type="float">
            <text:p>0.001764319711143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maining</text:p>
          </table:table-cell>
          <table:table-cell office:value-type="float" office:value="14994" calcext:value-type="float">
            <text:p>14994</text:p>
          </table:table-cell>
          <table:table-cell office:value-type="float" office:value="0.30760709" calcext:value-type="float">
            <text:p>0.307607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5604" calcext:value-type="float">
            <text:p>5604</text:p>
          </table:table-cell>
          <table:table-cell office:value-type="float" office:value="0.12708923914276" calcext:value-type="float">
            <text:p>0.127089239142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3049" calcext:value-type="float">
            <text:p>3049</text:p>
          </table:table-cell>
          <table:table-cell office:value-type="float" office:value="0.0691461616963375" calcext:value-type="float">
            <text:p>0.06914616169633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182" calcext:value-type="float">
            <text:p>2182</text:p>
          </table:table-cell>
          <table:table-cell office:value-type="float" office:value="0.0494840684884908" calcext:value-type="float">
            <text:p>0.04948406848849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float" office:value="1909" calcext:value-type="float">
            <text:p>1909</text:p>
          </table:table-cell>
          <table:table-cell office:value-type="float" office:value="0.0432928903503799" calcext:value-type="float">
            <text:p>0.04329289035037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1593" calcext:value-type="float">
            <text:p>1593</text:p>
          </table:table-cell>
          <table:table-cell office:value-type="float" office:value="0.036126544959746" calcext:value-type="float">
            <text:p>0.0361265449597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1409" calcext:value-type="float">
            <text:p>1409</text:p>
          </table:table-cell>
          <table:table-cell office:value-type="float" office:value="0.0319537362512757" calcext:value-type="float">
            <text:p>0.03195373625127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float" office:value="1338" calcext:value-type="float">
            <text:p>1338</text:p>
          </table:table-cell>
          <table:table-cell office:value-type="float" office:value="0.0303435763692029" calcext:value-type="float">
            <text:p>0.03034357636920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1245" calcext:value-type="float">
            <text:p>1245</text:p>
          </table:table-cell>
          <table:table-cell office:value-type="float" office:value="0.0282344937067695" calcext:value-type="float">
            <text:p>0.02823449370676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float" office:value="1179" calcext:value-type="float">
            <text:p>1179</text:p>
          </table:table-cell>
          <table:table-cell office:value-type="float" office:value="0.0267377253656877" calcext:value-type="float">
            <text:p>0.02673772536568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912" calcext:value-type="float">
            <text:p>912</text:p>
          </table:table-cell>
          <table:table-cell office:value-type="float" office:value="0.0206826170767661" calcext:value-type="float">
            <text:p>0.02068261707676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901" calcext:value-type="float">
            <text:p>901</text:p>
          </table:table-cell>
          <table:table-cell office:value-type="float" office:value="0.0204331556865858" calcext:value-type="float">
            <text:p>0.02043315568658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728" calcext:value-type="float">
            <text:p>728</text:p>
          </table:table-cell>
          <table:table-cell office:value-type="float" office:value="0.0165098083682957" calcext:value-type="float">
            <text:p>0.0165098083682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 office:value-type="float" office:value="651" calcext:value-type="float">
            <text:p>651</text:p>
          </table:table-cell>
          <table:table-cell office:value-type="float" office:value="0.0147635786370337" calcext:value-type="float">
            <text:p>0.01476357863703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578" calcext:value-type="float">
            <text:p>578</text:p>
          </table:table-cell>
          <table:table-cell office:value-type="float" office:value="0.0131080621385645" calcext:value-type="float">
            <text:p>0.01310806213856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382" calcext:value-type="float">
            <text:p>382</text:p>
          </table:table-cell>
          <table:table-cell office:value-type="float" office:value="0.00866311373171561" calcext:value-type="float">
            <text:p>0.008663113731715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float" office:value="317" calcext:value-type="float">
            <text:p>317</text:p>
          </table:table-cell>
          <table:table-cell office:value-type="float" office:value="0.00718902369883207" calcext:value-type="float">
            <text:p>0.007189023698832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291" calcext:value-type="float">
            <text:p>291</text:p>
          </table:table-cell>
          <table:table-cell office:value-type="float" office:value="0.00659938768567865" calcext:value-type="float">
            <text:p>0.006599387685678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float" office:value="0.00557886381675927" calcext:value-type="float">
            <text:p>0.005578863816759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54" calcext:value-type="float">
            <text:p>154</text:p>
          </table:table-cell>
          <table:table-cell office:value-type="float" office:value="0.0034924594625241" calcext:value-type="float">
            <text:p>0.00349245946252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float" office:value="129" calcext:value-type="float">
            <text:p>129</text:p>
          </table:table-cell>
          <table:table-cell office:value-type="float" office:value="0.00292550175756889" calcext:value-type="float">
            <text:p>0.002925501757568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maining</text:p>
          </table:table-cell>
          <table:table-cell office:value-type="float" office:value="19298" calcext:value-type="float">
            <text:p>19298</text:p>
          </table:table-cell>
          <table:table-cell office:value-type="float" office:value="0.437645992" calcext:value-type="float">
            <text:p>0.4376459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14323" calcext:value-type="float">
            <text:p>14323</text:p>
          </table:table-cell>
          <table:table-cell office:value-type="float" office:value="0.145724808725378" calcext:value-type="float">
            <text:p>0.1457248087253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9637" calcext:value-type="float">
            <text:p>9637</text:p>
          </table:table-cell>
          <table:table-cell office:value-type="float" office:value="0.0980485918932118" calcext:value-type="float">
            <text:p>0.09804859189321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office:value-type="float" office:value="6249" calcext:value-type="float">
            <text:p>6249</text:p>
          </table:table-cell>
          <table:table-cell office:value-type="float" office:value="0.0635784632915514" calcext:value-type="float">
            <text:p>0.06357846329155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float" office:value="6133" calcext:value-type="float">
            <text:p>6133</text:p>
          </table:table-cell>
          <table:table-cell office:value-type="float" office:value="0.0623982581800423" calcext:value-type="float">
            <text:p>0.06239825818004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4897" calcext:value-type="float">
            <text:p>4897</text:p>
          </table:table-cell>
          <table:table-cell office:value-type="float" office:value="0.0498229692332736" calcext:value-type="float">
            <text:p>0.04982296923327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float" office:value="4440" calcext:value-type="float">
            <text:p>4440</text:p>
          </table:table-cell>
          <table:table-cell office:value-type="float" office:value="0.0451733680612079" calcext:value-type="float">
            <text:p>0.04517336806120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float" office:value="3984" calcext:value-type="float">
            <text:p>3984</text:p>
          </table:table-cell>
          <table:table-cell office:value-type="float" office:value="0.0405339410711379" calcext:value-type="float">
            <text:p>0.04053394107113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3446" calcext:value-type="float">
            <text:p>3446</text:p>
          </table:table-cell>
          <table:table-cell office:value-type="float" office:value="0.0350602311574149" calcext:value-type="float">
            <text:p>0.03506023115741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float" office:value="2525" calcext:value-type="float">
            <text:p>2525</text:p>
          </table:table-cell>
          <table:table-cell office:value-type="float" office:value="0.025689809539313" calcext:value-type="float">
            <text:p>0.0256898095393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1904" calcext:value-type="float">
            <text:p>1904</text:p>
          </table:table-cell>
          <table:table-cell office:value-type="float" office:value="0.0193716425199414" calcext:value-type="float">
            <text:p>0.01937164251994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 office:value-type="float" office:value="1866" calcext:value-type="float">
            <text:p>1866</text:p>
          </table:table-cell>
          <table:table-cell office:value-type="float" office:value="0.0189850236041022" calcext:value-type="float">
            <text:p>0.0189850236041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465" calcext:value-type="float">
            <text:p>1465</text:p>
          </table:table-cell>
          <table:table-cell office:value-type="float" office:value="0.0149051766237994" calcext:value-type="float">
            <text:p>0.01490517662379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406" calcext:value-type="float">
            <text:p>1406</text:p>
          </table:table-cell>
          <table:table-cell office:value-type="float" office:value="0.0143048998860492" calcext:value-type="float">
            <text:p>0.01430489988604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float" office:value="1114" calcext:value-type="float">
            <text:p>1114</text:p>
          </table:table-cell>
          <table:table-cell office:value-type="float" office:value="0.011334038743285" calcext:value-type="float">
            <text:p>0.0113340387432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920" calcext:value-type="float">
            <text:p>920</text:p>
          </table:table-cell>
          <table:table-cell office:value-type="float" office:value="0.00936024743610614" calcext:value-type="float">
            <text:p>0.009360247436106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04" calcext:value-type="float">
            <text:p>704</text:p>
          </table:table-cell>
          <table:table-cell office:value-type="float" office:value="0.00716262412502035" calcext:value-type="float">
            <text:p>0.007162624125020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float" office:value="528" calcext:value-type="float">
            <text:p>528</text:p>
          </table:table-cell>
          <table:table-cell office:value-type="float" office:value="0.00537196809376526" calcext:value-type="float">
            <text:p>0.005371968093765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float" office:value="411" calcext:value-type="float">
            <text:p>411</text:p>
          </table:table-cell>
          <table:table-cell office:value-type="float" office:value="0.00418158880026046" calcext:value-type="float">
            <text:p>0.004181588800260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206" calcext:value-type="float">
            <text:p>206</text:p>
          </table:table-cell>
          <table:table-cell office:value-type="float" office:value="0.00209588149112811" calcext:value-type="float">
            <text:p>0.002095881491128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L</text:p>
          </table:table-cell>
          <table:table-cell office:value-type="float" office:value="195" calcext:value-type="float">
            <text:p>195</text:p>
          </table:table-cell>
          <table:table-cell office:value-type="float" office:value="0.00198396548917467" calcext:value-type="float">
            <text:p>0.001983965489174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maining</text:p>
          </table:table-cell>
          <table:table-cell office:value-type="float" office:value="98288" calcext:value-type="float">
            <text:p>98288</text:p>
          </table:table-cell>
          <table:table-cell office:value-type="float" office:value="0.324912502" calcext:value-type="float">
            <text:p>0.3249125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float" office:value="6363" calcext:value-type="float">
            <text:p>6363</text:p>
          </table:table-cell>
          <table:table-cell office:value-type="float" office:value="0.0647508369882669" calcext:value-type="float">
            <text:p>0.06475083698826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6082" calcext:value-type="float">
            <text:p>6082</text:p>
          </table:table-cell>
          <table:table-cell office:value-type="float" office:value="0.0618913390794655" calcext:value-type="float">
            <text:p>0.06189133907946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office:value-type="float" office:value="4707" calcext:value-type="float">
            <text:p>4707</text:p>
          </table:table-cell>
          <table:table-cell office:value-type="float" office:value="0.047899134009708" calcext:value-type="float">
            <text:p>0.0478991340097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float" office:value="4292" calcext:value-type="float">
            <text:p>4292</text:p>
          </table:table-cell>
          <table:table-cell office:value-type="float" office:value="0.0436760321159267" calcext:value-type="float">
            <text:p>0.04367603211592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3959" calcext:value-type="float">
            <text:p>3959</text:p>
          </table:table-cell>
          <table:table-cell office:value-type="float" office:value="0.04028737445176" calcext:value-type="float">
            <text:p>0.040287374451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float" office:value="3467" calcext:value-type="float">
            <text:p>3467</text:p>
          </table:table-cell>
          <table:table-cell office:value-type="float" office:value="0.0352807090740722" calcext:value-type="float">
            <text:p>0.03528070907407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2725" calcext:value-type="float">
            <text:p>2725</text:p>
          </table:table-cell>
          <table:table-cell office:value-type="float" office:value="0.027730006410974" calcext:value-type="float">
            <text:p>0.0277300064109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</text:p>
          </table:table-cell>
          <table:table-cell office:value-type="float" office:value="2673" calcext:value-type="float">
            <text:p>2673</text:p>
          </table:table-cell>
          <table:table-cell office:value-type="float" office:value="0.0272008466556086" calcext:value-type="float">
            <text:p>0.02720084665560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float" office:value="1678" calcext:value-type="float">
            <text:p>1678</text:p>
          </table:table-cell>
          <table:table-cell office:value-type="float" office:value="0.017075578259675" calcext:value-type="float">
            <text:p>0.0170755782596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 office:value-type="float" office:value="1665" calcext:value-type="float">
            <text:p>1665</text:p>
          </table:table-cell>
          <table:table-cell office:value-type="float" office:value="0.0169432883208336" calcext:value-type="float">
            <text:p>0.01694328832083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1591" calcext:value-type="float">
            <text:p>1591</text:p>
          </table:table-cell>
          <table:table-cell office:value-type="float" office:value="0.0161902532843521" calcext:value-type="float">
            <text:p>0.01619025328435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1277" calcext:value-type="float">
            <text:p>1277</text:p>
          </table:table-cell>
          <table:table-cell office:value-type="float" office:value="0.0129949424538766" calcext:value-type="float">
            <text:p>0.01299494245387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909" calcext:value-type="float">
            <text:p>909</text:p>
          </table:table-cell>
          <table:table-cell office:value-type="float" office:value="0.00925011956975241" calcext:value-type="float">
            <text:p>0.009250119569752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673" calcext:value-type="float">
            <text:p>673</text:p>
          </table:table-cell>
          <table:table-cell office:value-type="float" office:value="0.00684854837232494" calcext:value-type="float">
            <text:p>0.006848548372324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office:value-type="float" office:value="672" calcext:value-type="float">
            <text:p>672</text:p>
          </table:table-cell>
          <table:table-cell office:value-type="float" office:value="0.0068383722231833" calcext:value-type="float">
            <text:p>0.00683837222318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609" calcext:value-type="float">
            <text:p>609</text:p>
          </table:table-cell>
          <table:table-cell office:value-type="float" office:value="0.00619727482725987" calcext:value-type="float">
            <text:p>0.006197274827259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550" calcext:value-type="float">
            <text:p>550</text:p>
          </table:table-cell>
          <table:table-cell office:value-type="float" office:value="0.005596882027903" calcext:value-type="float">
            <text:p>0.0055968820279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float" office:value="385" calcext:value-type="float">
            <text:p>385</text:p>
          </table:table-cell>
          <table:table-cell office:value-type="float" office:value="0.0039178174195321" calcext:value-type="float">
            <text:p>0.00391781741953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S</text:p>
          </table:table-cell>
          <table:table-cell office:value-type="float" office:value="325" calcext:value-type="float">
            <text:p>325</text:p>
          </table:table-cell>
          <table:table-cell office:value-type="float" office:value="0.00330724847103359" calcext:value-type="float">
            <text:p>0.00330724847103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283" calcext:value-type="float">
            <text:p>283</text:p>
          </table:table-cell>
          <table:table-cell office:value-type="float" office:value="0.00287985020708464" calcext:value-type="float">
            <text:p>0.002879850207084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maining</text:p>
          </table:table-cell>
          <table:table-cell office:value-type="float" office:value="53384" calcext:value-type="float">
            <text:p>53384</text:p>
          </table:table-cell>
          <table:table-cell office:value-type="float" office:value="0.543243546" calcext:value-type="float">
            <text:p>0.5432435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office:value-type="float" office:value="4196" calcext:value-type="float">
            <text:p>4196</text:p>
          </table:table-cell>
          <table:table-cell office:value-type="float" office:value="0.0690870173705442" calcext:value-type="float">
            <text:p>0.06908701737054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945" calcext:value-type="float">
            <text:p>3945</text:p>
          </table:table-cell>
          <table:table-cell office:value-type="float" office:value="0.0649543097061003" calcext:value-type="float">
            <text:p>0.06495430970610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office:value-type="float" office:value="3177" calcext:value-type="float">
            <text:p>3177</text:p>
          </table:table-cell>
          <table:table-cell office:value-type="float" office:value="0.0523092121511484" calcext:value-type="float">
            <text:p>0.05230921215114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float" office:value="2790" calcext:value-type="float">
            <text:p>2790</text:p>
          </table:table-cell>
          <table:table-cell office:value-type="float" office:value="0.0459372684613485" calcext:value-type="float">
            <text:p>0.04593726846134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2425" calcext:value-type="float">
            <text:p>2425</text:p>
          </table:table-cell>
          <table:table-cell office:value-type="float" office:value="0.0399275541285914" calcext:value-type="float">
            <text:p>0.03992755412859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2299" calcext:value-type="float">
            <text:p>2299</text:p>
          </table:table-cell>
          <table:table-cell office:value-type="float" office:value="0.0378529678109821" calcext:value-type="float">
            <text:p>0.03785296781098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office:value-type="float" office:value="1878" calcext:value-type="float">
            <text:p>1878</text:p>
          </table:table-cell>
          <table:table-cell office:value-type="float" office:value="0.0309212151148432" calcext:value-type="float">
            <text:p>0.03092121511484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float" office:value="1752" calcext:value-type="float">
            <text:p>1752</text:p>
          </table:table-cell>
          <table:table-cell office:value-type="float" office:value="0.0288466287972339" calcext:value-type="float">
            <text:p>0.02884662879723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</text:p>
          </table:table-cell>
          <table:table-cell office:value-type="float" office:value="1021" calcext:value-type="float">
            <text:p>1021</text:p>
          </table:table-cell>
          <table:table-cell office:value-type="float" office:value="0.0168107351609451" calcext:value-type="float">
            <text:p>0.01681073516094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office:value-type="float" office:value="986" calcext:value-type="float">
            <text:p>986</text:p>
          </table:table-cell>
          <table:table-cell office:value-type="float" office:value="0.0162344611838314" calcext:value-type="float">
            <text:p>0.01623446118383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float" office:value="840" calcext:value-type="float">
            <text:p>840</text:p>
          </table:table-cell>
          <table:table-cell office:value-type="float" office:value="0.0138305754507286" calcext:value-type="float">
            <text:p>0.01383057545072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678" calcext:value-type="float">
            <text:p>678</text:p>
          </table:table-cell>
          <table:table-cell office:value-type="float" office:value="0.0111632501852309" calcext:value-type="float">
            <text:p>0.01116325018523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496" calcext:value-type="float">
            <text:p>496</text:p>
          </table:table-cell>
          <table:table-cell office:value-type="float" office:value="0.00816662550423973" calcext:value-type="float">
            <text:p>0.008166625504239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float" office:value="453" calcext:value-type="float">
            <text:p>453</text:p>
          </table:table-cell>
          <table:table-cell office:value-type="float" office:value="0.00745863176092862" calcext:value-type="float">
            <text:p>0.007458631760928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69" calcext:value-type="float">
            <text:p>369</text:p>
          </table:table-cell>
          <table:table-cell office:value-type="float" office:value="0.00607557421585577" calcext:value-type="float">
            <text:p>0.006075574215855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float" office:value="341" calcext:value-type="float">
            <text:p>341</text:p>
          </table:table-cell>
          <table:table-cell office:value-type="float" office:value="0.00561455503416481" calcext:value-type="float">
            <text:p>0.005614555034164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float" office:value="312" calcext:value-type="float">
            <text:p>312</text:p>
          </table:table-cell>
          <table:table-cell office:value-type="float" office:value="0.00513707088169918" calcext:value-type="float">
            <text:p>0.005137070881699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S</text:p>
          </table:table-cell>
          <table:table-cell office:value-type="float" office:value="261" calcext:value-type="float">
            <text:p>261</text:p>
          </table:table-cell>
          <table:table-cell office:value-type="float" office:value="0.00429735737219066" calcext:value-type="float">
            <text:p>0.004297357372190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G</text:p>
          </table:table-cell>
          <table:table-cell office:value-type="float" office:value="236" calcext:value-type="float">
            <text:p>236</text:p>
          </table:table-cell>
          <table:table-cell office:value-type="float" office:value="0.00388573310282374" calcext:value-type="float">
            <text:p>0.003885733102823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L</text:p>
          </table:table-cell>
          <table:table-cell office:value-type="float" office:value="235" calcext:value-type="float">
            <text:p>235</text:p>
          </table:table-cell>
          <table:table-cell office:value-type="float" office:value="0.00386926813204907" calcext:value-type="float">
            <text:p>0.003869268132049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maining</text:p>
          </table:table-cell>
          <table:table-cell office:value-type="float" office:value="32045" calcext:value-type="float">
            <text:p>32045</text:p>
          </table:table-cell>
          <table:table-cell office:value-type="float" office:value="0.527619988" calcext:value-type="float">
            <text:p>0.5276199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2707" calcext:value-type="float">
            <text:p>2707</text:p>
          </table:table-cell>
          <table:table-cell office:value-type="float" office:value="0.0748845057954577" calcext:value-type="float">
            <text:p>0.07488450579545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office:value-type="float" office:value="2435" calcext:value-type="float">
            <text:p>2435</text:p>
          </table:table-cell>
          <table:table-cell office:value-type="float" office:value="0.0673600929486293" calcext:value-type="float">
            <text:p>0.06736009294862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float" office:value="1937" calcext:value-type="float">
            <text:p>1937</text:p>
          </table:table-cell>
          <table:table-cell office:value-type="float" office:value="0.0535837782511273" calcext:value-type="float">
            <text:p>0.05358377825112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float" office:value="1814" calcext:value-type="float">
            <text:p>1814</text:p>
          </table:table-cell>
          <table:table-cell office:value-type="float" office:value="0.0501811945005394" calcext:value-type="float">
            <text:p>0.05018119450053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</text:p>
          </table:table-cell>
          <table:table-cell office:value-type="float" office:value="1611" calcext:value-type="float">
            <text:p>1611</text:p>
          </table:table-cell>
          <table:table-cell office:value-type="float" office:value="0.0445655481479432" calcext:value-type="float">
            <text:p>0.04456554814794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float" office:value="1541" calcext:value-type="float">
            <text:p>1541</text:p>
          </table:table-cell>
          <table:table-cell office:value-type="float" office:value="0.0426291183711859" calcext:value-type="float">
            <text:p>0.04262911837118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505" calcext:value-type="float">
            <text:p>1505</text:p>
          </table:table-cell>
          <table:table-cell office:value-type="float" office:value="0.0416332402002822" calcext:value-type="float">
            <text:p>0.04163324020028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899" calcext:value-type="float">
            <text:p>899</text:p>
          </table:table-cell>
          <table:table-cell office:value-type="float" office:value="0.0248692909900689" calcext:value-type="float">
            <text:p>0.02486929099006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office:value-type="float" office:value="604" calcext:value-type="float">
            <text:p>604</text:p>
          </table:table-cell>
          <table:table-cell office:value-type="float" office:value="0.0167086226451631" calcext:value-type="float">
            <text:p>0.01670862264516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</text:p>
          </table:table-cell>
          <table:table-cell office:value-type="float" office:value="585" calcext:value-type="float">
            <text:p>585</text:p>
          </table:table-cell>
          <table:table-cell office:value-type="float" office:value="0.0161830202771861" calcext:value-type="float">
            <text:p>0.01618302027718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float" office:value="356" calcext:value-type="float">
            <text:p>356</text:p>
          </table:table-cell>
          <table:table-cell office:value-type="float" office:value="0.00984812857893718" calcext:value-type="float">
            <text:p>0.009848128578937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 office:value-type="float" office:value="355" calcext:value-type="float">
            <text:p>355</text:p>
          </table:table-cell>
          <table:table-cell office:value-type="float" office:value="0.00982046529641207" calcext:value-type="float">
            <text:p>0.009820465296412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C</text:p>
          </table:table-cell>
          <table:table-cell office:value-type="float" office:value="279" calcext:value-type="float">
            <text:p>279</text:p>
          </table:table-cell>
          <table:table-cell office:value-type="float" office:value="0.00771805582450414" calcext:value-type="float">
            <text:p>0.007718055824504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</text:p>
          </table:table-cell>
          <table:table-cell office:value-type="float" office:value="267" calcext:value-type="float">
            <text:p>267</text:p>
          </table:table-cell>
          <table:table-cell office:value-type="float" office:value="0.00738609643420288" calcext:value-type="float">
            <text:p>0.007386096434202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float" office:value="0.00735843315167778" calcext:value-type="float">
            <text:p>0.007358433151677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S</text:p>
          </table:table-cell>
          <table:table-cell office:value-type="float" office:value="264" calcext:value-type="float">
            <text:p>264</text:p>
          </table:table-cell>
          <table:table-cell office:value-type="float" office:value="0.00730310658662757" calcext:value-type="float">
            <text:p>0.007303106586627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38" calcext:value-type="float">
            <text:p>238</text:p>
          </table:table-cell>
          <table:table-cell office:value-type="float" office:value="0.00658386124097485" calcext:value-type="float">
            <text:p>0.006583861240974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E</text:p>
          </table:table-cell>
          <table:table-cell office:value-type="float" office:value="225" calcext:value-type="float">
            <text:p>225</text:p>
          </table:table-cell>
          <table:table-cell office:value-type="float" office:value="0.0062242385681485" calcext:value-type="float">
            <text:p>0.00622423856814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L</text:p>
          </table:table-cell>
          <table:table-cell office:value-type="float" office:value="186" calcext:value-type="float">
            <text:p>186</text:p>
          </table:table-cell>
          <table:table-cell office:value-type="float" office:value="0.00514537054966942" calcext:value-type="float">
            <text:p>0.005145370549669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A</text:p>
          </table:table-cell>
          <table:table-cell office:value-type="float" office:value="171" calcext:value-type="float">
            <text:p>171</text:p>
          </table:table-cell>
          <table:table-cell office:value-type="float" office:value="0.00473042131179286" calcext:value-type="float">
            <text:p>0.004730421311792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maining</text:p>
          </table:table-cell>
          <table:table-cell office:value-type="float" office:value="17904" calcext:value-type="float">
            <text:p>17904</text:p>
          </table:table-cell>
          <table:table-cell office:value-type="float" office:value="0.49528341" calcext:value-type="float">
            <text:p>0.49528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  <table:table-cell office:value-type="float" office:value="1337" calcext:value-type="float">
            <text:p>1337</text:p>
          </table:table-cell>
          <table:table-cell office:value-type="float" office:value="0.0732081257186662" calcext:value-type="float">
            <text:p>0.07320812571866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1184" calcext:value-type="float">
            <text:p>1184</text:p>
          </table:table-cell>
          <table:table-cell office:value-type="float" office:value="0.0648305316760664" calcext:value-type="float">
            <text:p>0.06483053167606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float" office:value="975" calcext:value-type="float">
            <text:p>975</text:p>
          </table:table-cell>
          <table:table-cell office:value-type="float" office:value="0.0533866287028418" calcext:value-type="float">
            <text:p>0.05338662870284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</text:p>
          </table:table-cell>
          <table:table-cell office:value-type="float" office:value="877" calcext:value-type="float">
            <text:p>877</text:p>
          </table:table-cell>
          <table:table-cell office:value-type="float" office:value="0.0480205880742485" calcext:value-type="float">
            <text:p>0.04802058807424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854" calcext:value-type="float">
            <text:p>854</text:p>
          </table:table-cell>
          <table:table-cell office:value-type="float" office:value="0.0467612111920276" calcext:value-type="float">
            <text:p>0.04676121119202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</text:p>
          </table:table-cell>
          <table:table-cell office:value-type="float" office:value="737" calcext:value-type="float">
            <text:p>737</text:p>
          </table:table-cell>
          <table:table-cell office:value-type="float" office:value="0.0403548157476866" calcext:value-type="float">
            <text:p>0.04035481574768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float" office:value="692" calcext:value-type="float">
            <text:p>692</text:p>
          </table:table-cell>
          <table:table-cell office:value-type="float" office:value="0.0378908174998631" calcext:value-type="float">
            <text:p>0.03789081749986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office:value-type="float" office:value="454" calcext:value-type="float">
            <text:p>454</text:p>
          </table:table-cell>
          <table:table-cell office:value-type="float" office:value="0.0248590045447079" calcext:value-type="float">
            <text:p>0.02485900454470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397" calcext:value-type="float">
            <text:p>397</text:p>
          </table:table-cell>
          <table:table-cell office:value-type="float" office:value="0.0217379400974648" calcext:value-type="float">
            <text:p>0.02173794009746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 office:value-type="float" office:value="296" calcext:value-type="float">
            <text:p>296</text:p>
          </table:table-cell>
          <table:table-cell office:value-type="float" office:value="0.0162076329190166" calcext:value-type="float">
            <text:p>0.01620763291901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S</text:p>
          </table:table-cell>
          <table:table-cell office:value-type="float" office:value="179" calcext:value-type="float">
            <text:p>179</text:p>
          </table:table-cell>
          <table:table-cell office:value-type="float" office:value="0.00980123747467557" calcext:value-type="float">
            <text:p>0.009801237474675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178" calcext:value-type="float">
            <text:p>178</text:p>
          </table:table-cell>
          <table:table-cell office:value-type="float" office:value="0.00974648195805727" calcext:value-type="float">
            <text:p>0.009746481958057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177" calcext:value-type="float">
            <text:p>177</text:p>
          </table:table-cell>
          <table:table-cell office:value-type="float" office:value="0.00969172644143898" calcext:value-type="float">
            <text:p>0.009691726441438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</text:p>
          </table:table-cell>
          <table:table-cell office:value-type="float" office:value="177" calcext:value-type="float">
            <text:p>177</text:p>
          </table:table-cell>
          <table:table-cell office:value-type="float" office:value="0.00969172644143898" calcext:value-type="float">
            <text:p>0.009691726441438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C</text:p>
          </table:table-cell>
          <table:table-cell office:value-type="float" office:value="155" calcext:value-type="float">
            <text:p>155</text:p>
          </table:table-cell>
          <table:table-cell office:value-type="float" office:value="0.00848710507583639" calcext:value-type="float">
            <text:p>0.008487105075836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E</text:p>
          </table:table-cell>
          <table:table-cell office:value-type="float" office:value="153" calcext:value-type="float">
            <text:p>153</text:p>
          </table:table-cell>
          <table:table-cell office:value-type="float" office:value="0.00837759404259979" calcext:value-type="float">
            <text:p>0.008377594042599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A</text:p>
          </table:table-cell>
          <table:table-cell office:value-type="float" office:value="144" calcext:value-type="float">
            <text:p>144</text:p>
          </table:table-cell>
          <table:table-cell office:value-type="float" office:value="0.0078847943930351" calcext:value-type="float">
            <text:p>0.00788479439303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float" office:value="128" calcext:value-type="float">
            <text:p>128</text:p>
          </table:table-cell>
          <table:table-cell office:value-type="float" office:value="0.00700870612714231" calcext:value-type="float">
            <text:p>0.007008706127142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G</text:p>
          </table:table-cell>
          <table:table-cell office:value-type="float" office:value="113" calcext:value-type="float">
            <text:p>113</text:p>
          </table:table-cell>
          <table:table-cell office:value-type="float" office:value="0.00618737337786782" calcext:value-type="float">
            <text:p>0.006187373377867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office:value-type="float" office:value="113" calcext:value-type="float">
            <text:p>113</text:p>
          </table:table-cell>
          <table:table-cell office:value-type="float" office:value="0.00618737337786782" calcext:value-type="float">
            <text:p>0.006187373377867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maining</text:p>
          </table:table-cell>
          <table:table-cell office:value-type="float" office:value="8943" calcext:value-type="float">
            <text:p>8943</text:p>
          </table:table-cell>
          <table:table-cell office:value-type="float" office:value="0.489678585" calcext:value-type="float">
            <text:p>0.4896785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797" calcext:value-type="float">
            <text:p>797</text:p>
          </table:table-cell>
          <table:table-cell office:value-type="float" office:value="0.0892597155336544" calcext:value-type="float">
            <text:p>0.08925971553365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652" calcext:value-type="float">
            <text:p>652</text:p>
          </table:table-cell>
          <table:table-cell office:value-type="float" office:value="0.0730204950162392" calcext:value-type="float">
            <text:p>0.07302049501623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float" office:value="625" calcext:value-type="float">
            <text:p>625</text:p>
          </table:table-cell>
          <table:table-cell office:value-type="float" office:value="0.0699966401612723" calcext:value-type="float">
            <text:p>0.06999664016127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float" office:value="562" calcext:value-type="float">
            <text:p>562</text:p>
          </table:table-cell>
          <table:table-cell office:value-type="float" office:value="0.062940978833016" calcext:value-type="float">
            <text:p>0.0629409788330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412" calcext:value-type="float">
            <text:p>412</text:p>
          </table:table-cell>
          <table:table-cell office:value-type="float" office:value="0.0461417851943107" calcext:value-type="float">
            <text:p>0.04614178519431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office:value-type="float" office:value="285" calcext:value-type="float">
            <text:p>285</text:p>
          </table:table-cell>
          <table:table-cell office:value-type="float" office:value="0.0319184679135402" calcext:value-type="float">
            <text:p>0.03191846791354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office:value-type="float" office:value="232" calcext:value-type="float">
            <text:p>232</text:p>
          </table:table-cell>
          <table:table-cell office:value-type="float" office:value="0.0259827528278643" calcext:value-type="float">
            <text:p>0.02598275282786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</text:p>
          </table:table-cell>
          <table:table-cell office:value-type="float" office:value="205" calcext:value-type="float">
            <text:p>205</text:p>
          </table:table-cell>
          <table:table-cell office:value-type="float" office:value="0.0229588979728973" calcext:value-type="float">
            <text:p>0.02295889797289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float" office:value="188" calcext:value-type="float">
            <text:p>188</text:p>
          </table:table-cell>
          <table:table-cell office:value-type="float" office:value="0.0210549893605107" calcext:value-type="float">
            <text:p>0.02105498936051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</text:p>
          </table:table-cell>
          <table:table-cell office:value-type="float" office:value="159" calcext:value-type="float">
            <text:p>159</text:p>
          </table:table-cell>
          <table:table-cell office:value-type="float" office:value="0.0178071452570277" calcext:value-type="float">
            <text:p>0.01780714525702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144" calcext:value-type="float">
            <text:p>144</text:p>
          </table:table-cell>
          <table:table-cell office:value-type="float" office:value="0.0161272258931571" calcext:value-type="float">
            <text:p>0.01612722589315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P</text:p>
          </table:table-cell>
          <table:table-cell office:value-type="float" office:value="107" calcext:value-type="float">
            <text:p>107</text:p>
          </table:table-cell>
          <table:table-cell office:value-type="float" office:value="0.0119834247956098" calcext:value-type="float">
            <text:p>0.01198342479560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float" office:value="103" calcext:value-type="float">
            <text:p>103</text:p>
          </table:table-cell>
          <table:table-cell office:value-type="float" office:value="0.0115354462985777" calcext:value-type="float">
            <text:p>0.01153544629857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S</text:p>
          </table:table-cell>
          <table:table-cell office:value-type="float" office:value="94" calcext:value-type="float">
            <text:p>94</text:p>
          </table:table-cell>
          <table:table-cell office:value-type="float" office:value="0.0105274946802553" calcext:value-type="float">
            <text:p>0.01052749468025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E</text:p>
          </table:table-cell>
          <table:table-cell office:value-type="float" office:value="83" calcext:value-type="float">
            <text:p>83</text:p>
          </table:table-cell>
          <table:table-cell office:value-type="float" office:value="0.00929555381341696" calcext:value-type="float">
            <text:p>0.009295553813416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G</text:p>
          </table:table-cell>
          <table:table-cell office:value-type="float" office:value="75" calcext:value-type="float">
            <text:p>75</text:p>
          </table:table-cell>
          <table:table-cell office:value-type="float" office:value="0.00839959681935267" calcext:value-type="float">
            <text:p>0.008399596819352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A</text:p>
          </table:table-cell>
          <table:table-cell office:value-type="float" office:value="67" calcext:value-type="float">
            <text:p>67</text:p>
          </table:table-cell>
          <table:table-cell office:value-type="float" office:value="0.00750363982528839" calcext:value-type="float">
            <text:p>0.007503639825288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L</text:p>
          </table:table-cell>
          <table:table-cell office:value-type="float" office:value="57" calcext:value-type="float">
            <text:p>57</text:p>
          </table:table-cell>
          <table:table-cell office:value-type="float" office:value="0.00638369358270803" calcext:value-type="float">
            <text:p>0.006383693582708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</text:p>
          </table:table-cell>
          <table:table-cell office:value-type="float" office:value="51" calcext:value-type="float">
            <text:p>51</text:p>
          </table:table-cell>
          <table:table-cell office:value-type="float" office:value="0.00571172583715982" calcext:value-type="float">
            <text:p>0.005711725837159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float" office:value="0.00548773658864374" calcext:value-type="float">
            <text:p>0.005487736588643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maining</text:p>
          </table:table-cell>
          <table:table-cell office:value-type="float" office:value="3982" calcext:value-type="float">
            <text:p>3982</text:p>
          </table:table-cell>
          <table:table-cell office:value-type="float" office:value="0.445962594" calcext:value-type="float">
            <text:p>0.4459625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395" calcext:value-type="float">
            <text:p>395</text:p>
          </table:table-cell>
          <table:table-cell office:value-type="float" office:value="0.0854423534501406" calcext:value-type="float">
            <text:p>0.08544235345014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 office:value-type="float" office:value="391" calcext:value-type="float">
            <text:p>391</text:p>
          </table:table-cell>
          <table:table-cell office:value-type="float" office:value="0.0845771144278607" calcext:value-type="float">
            <text:p>0.08457711442786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332" calcext:value-type="float">
            <text:p>332</text:p>
          </table:table-cell>
          <table:table-cell office:value-type="float" office:value="0.0718148388492321" calcext:value-type="float">
            <text:p>0.07181483884923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332" calcext:value-type="float">
            <text:p>332</text:p>
          </table:table-cell>
          <table:table-cell office:value-type="float" office:value="0.0718148388492321" calcext:value-type="float">
            <text:p>0.07181483884923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63" calcext:value-type="float">
            <text:p>263</text:p>
          </table:table-cell>
          <table:table-cell office:value-type="float" office:value="0.0568894657149037" calcext:value-type="float">
            <text:p>0.05688946571490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</text:p>
          </table:table-cell>
          <table:table-cell office:value-type="float" office:value="145" calcext:value-type="float">
            <text:p>145</text:p>
          </table:table-cell>
          <table:table-cell office:value-type="float" office:value="0.0313649145576465" calcext:value-type="float">
            <text:p>0.03136491455764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float" office:value="139" calcext:value-type="float">
            <text:p>139</text:p>
          </table:table-cell>
          <table:table-cell office:value-type="float" office:value="0.0300670560242267" calcext:value-type="float">
            <text:p>0.03006705602422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0.0205494267791477" calcext:value-type="float">
            <text:p>0.02054942677914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G</text:p>
          </table:table-cell>
          <table:table-cell office:value-type="float" office:value="81" calcext:value-type="float">
            <text:p>81</text:p>
          </table:table-cell>
          <table:table-cell office:value-type="float" office:value="0.0175210902011681" calcext:value-type="float">
            <text:p>0.01752109020116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P</text:p>
          </table:table-cell>
          <table:table-cell office:value-type="float" office:value="75" calcext:value-type="float">
            <text:p>75</text:p>
          </table:table-cell>
          <table:table-cell office:value-type="float" office:value="0.0162232316677482" calcext:value-type="float">
            <text:p>0.01622323166774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66" calcext:value-type="float">
            <text:p>66</text:p>
          </table:table-cell>
          <table:table-cell office:value-type="float" office:value="0.0142764438676184" calcext:value-type="float">
            <text:p>0.01427644386761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office:value-type="float" office:value="64" calcext:value-type="float">
            <text:p>64</text:p>
          </table:table-cell>
          <table:table-cell office:value-type="float" office:value="0.0138438243564785" calcext:value-type="float">
            <text:p>0.01384382435647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float" office:value="0.0134112048453385" calcext:value-type="float">
            <text:p>0.01341120484533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float" office:value="60" calcext:value-type="float">
            <text:p>60</text:p>
          </table:table-cell>
          <table:table-cell office:value-type="float" office:value="0.0129785853341986" calcext:value-type="float">
            <text:p>0.01297858533419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0.0101665585117889" calcext:value-type="float">
            <text:p>0.01016655851178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E</text:p>
          </table:table-cell>
          <table:table-cell office:value-type="float" office:value="47" calcext:value-type="float">
            <text:p>47</text:p>
          </table:table-cell>
          <table:table-cell office:value-type="float" office:value="0.0101665585117889" calcext:value-type="float">
            <text:p>0.01016655851178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office:value-type="float" office:value="42" calcext:value-type="float">
            <text:p>42</text:p>
          </table:table-cell>
          <table:table-cell office:value-type="float" office:value="0.009085009733939" calcext:value-type="float">
            <text:p>0.0090850097339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A</text:p>
          </table:table-cell>
          <table:table-cell office:value-type="float" office:value="32" calcext:value-type="float">
            <text:p>32</text:p>
          </table:table-cell>
          <table:table-cell office:value-type="float" office:value="0.00692191217823924" calcext:value-type="float">
            <text:p>0.006921912178239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PG</text:p>
          </table:table-cell>
          <table:table-cell office:value-type="float" office:value="29" calcext:value-type="float">
            <text:p>29</text:p>
          </table:table-cell>
          <table:table-cell office:value-type="float" office:value="0.00627298291152931" calcext:value-type="float">
            <text:p>0.006272982911529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T</text:p>
          </table:table-cell>
          <table:table-cell office:value-type="float" office:value="29" calcext:value-type="float">
            <text:p>29</text:p>
          </table:table-cell>
          <table:table-cell office:value-type="float" office:value="0.00627298291152931" calcext:value-type="float">
            <text:p>0.006272982911529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maining</text:p>
          </table:table-cell>
          <table:table-cell office:value-type="float" office:value="1897" calcext:value-type="float">
            <text:p>1897</text:p>
          </table:table-cell>
          <table:table-cell office:value-type="float" office:value="0.410339606" calcext:value-type="float">
            <text:p>0.4103396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  <table:table-cell office:value-type="float" office:value="211" calcext:value-type="float">
            <text:p>211</text:p>
          </table:table-cell>
          <table:table-cell office:value-type="float" office:value="0.103787506148549" calcext:value-type="float">
            <text:p>0.1037875061485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82" calcext:value-type="float">
            <text:p>182</text:p>
          </table:table-cell>
          <table:table-cell office:value-type="float" office:value="0.0895228726020659" calcext:value-type="float">
            <text:p>0.08952287260206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office:value-type="float" office:value="161" calcext:value-type="float">
            <text:p>161</text:p>
          </table:table-cell>
          <table:table-cell office:value-type="float" office:value="0.0791933103787506" calcext:value-type="float">
            <text:p>0.07919331037875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152" calcext:value-type="float">
            <text:p>152</text:p>
          </table:table-cell>
          <table:table-cell office:value-type="float" office:value="0.0747663551401869" calcext:value-type="float">
            <text:p>0.07476635514018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office:value-type="float" office:value="131" calcext:value-type="float">
            <text:p>131</text:p>
          </table:table-cell>
          <table:table-cell office:value-type="float" office:value="0.0644367929168716" calcext:value-type="float">
            <text:p>0.06443679291687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77" calcext:value-type="float">
            <text:p>77</text:p>
          </table:table-cell>
          <table:table-cell office:value-type="float" office:value="0.0378750614854894" calcext:value-type="float">
            <text:p>0.03787506148548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 office:value-type="float" office:value="60" calcext:value-type="float">
            <text:p>60</text:p>
          </table:table-cell>
          <table:table-cell office:value-type="float" office:value="0.029513034923758" calcext:value-type="float">
            <text:p>0.0295130349237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G</text:p>
          </table:table-cell>
          <table:table-cell office:value-type="float" office:value="40" calcext:value-type="float">
            <text:p>40</text:p>
          </table:table-cell>
          <table:table-cell office:value-type="float" office:value="0.0196753566158387" calcext:value-type="float">
            <text:p>0.01967535661583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office:value-type="float" office:value="38" calcext:value-type="float">
            <text:p>38</text:p>
          </table:table-cell>
          <table:table-cell office:value-type="float" office:value="0.0186915887850467" calcext:value-type="float">
            <text:p>0.01869158878504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float" office:value="32" calcext:value-type="float">
            <text:p>32</text:p>
          </table:table-cell>
          <table:table-cell office:value-type="float" office:value="0.0157402852926709" calcext:value-type="float">
            <text:p>0.01574028529267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P</text:p>
          </table:table-cell>
          <table:table-cell office:value-type="float" office:value="29" calcext:value-type="float">
            <text:p>29</text:p>
          </table:table-cell>
          <table:table-cell office:value-type="float" office:value="0.014264633546483" calcext:value-type="float">
            <text:p>0.0142646335464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office:value-type="float" office:value="29" calcext:value-type="float">
            <text:p>29</text:p>
          </table:table-cell>
          <table:table-cell office:value-type="float" office:value="0.014264633546483" calcext:value-type="float">
            <text:p>0.0142646335464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S</text:p>
          </table:table-cell>
          <table:table-cell office:value-type="float" office:value="26" calcext:value-type="float">
            <text:p>26</text:p>
          </table:table-cell>
          <table:table-cell office:value-type="float" office:value="0.0127889818002951" calcext:value-type="float">
            <text:p>0.01278898180029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E</text:p>
          </table:table-cell>
          <table:table-cell office:value-type="float" office:value="22" calcext:value-type="float">
            <text:p>22</text:p>
          </table:table-cell>
          <table:table-cell office:value-type="float" office:value="0.0108214461387113" calcext:value-type="float">
            <text:p>0.01082144613871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office:value-type="float" office:value="0.00934579439252336" calcext:value-type="float">
            <text:p>0.009345794392523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float" office:value="0.0088539104771274" calcext:value-type="float">
            <text:p>0.00885391047712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PQ</text:p>
          </table:table-cell>
          <table:table-cell office:value-type="float" office:value="17" calcext:value-type="float">
            <text:p>17</text:p>
          </table:table-cell>
          <table:table-cell office:value-type="float" office:value="0.00836202656173143" calcext:value-type="float">
            <text:p>0.008362026561731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R</text:p>
          </table:table-cell>
          <table:table-cell office:value-type="float" office:value="17" calcext:value-type="float">
            <text:p>17</text:p>
          </table:table-cell>
          <table:table-cell office:value-type="float" office:value="0.00836202656173143" calcext:value-type="float">
            <text:p>0.008362026561731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office:value-type="float" office:value="0.00787014264633546" calcext:value-type="float">
            <text:p>0.007870142646335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G</text:p>
          </table:table-cell>
          <table:table-cell office:value-type="float" office:value="16" calcext:value-type="float">
            <text:p>16</text:p>
          </table:table-cell>
          <table:table-cell office:value-type="float" office:value="0.00787014264633546" calcext:value-type="float">
            <text:p>0.007870142646335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maining</text:p>
          </table:table-cell>
          <table:table-cell office:value-type="float" office:value="740" calcext:value-type="float">
            <text:p>740</text:p>
          </table:table-cell>
          <table:table-cell office:value-type="float" office:value="0.363994097" calcext:value-type="float">
            <text:p>0.3639940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office:value-type="float" office:value="123" calcext:value-type="float">
            <text:p>123</text:p>
          </table:table-cell>
          <table:table-cell office:value-type="float" office:value="0.117254528122021" calcext:value-type="float">
            <text:p>0.1172545281220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120" calcext:value-type="float">
            <text:p>120</text:p>
          </table:table-cell>
          <table:table-cell office:value-type="float" office:value="0.114394661582459" calcext:value-type="float">
            <text:p>0.1143946615824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109" calcext:value-type="float">
            <text:p>109</text:p>
          </table:table-cell>
          <table:table-cell office:value-type="float" office:value="0.103908484270734" calcext:value-type="float">
            <text:p>0.1039084842707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float" office:value="108" calcext:value-type="float">
            <text:p>108</text:p>
          </table:table-cell>
          <table:table-cell office:value-type="float" office:value="0.102955195424214" calcext:value-type="float">
            <text:p>0.1029551954242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 office:value-type="float" office:value="107" calcext:value-type="float">
            <text:p>107</text:p>
          </table:table-cell>
          <table:table-cell office:value-type="float" office:value="0.102001906577693" calcext:value-type="float">
            <text:p>0.1020019065776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office:value-type="float" office:value="95" calcext:value-type="float">
            <text:p>95</text:p>
          </table:table-cell>
          <table:table-cell office:value-type="float" office:value="0.0905624404194471" calcext:value-type="float">
            <text:p>0.09056244041944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 office:value-type="float" office:value="80" calcext:value-type="float">
            <text:p>80</text:p>
          </table:table-cell>
          <table:table-cell office:value-type="float" office:value="0.0762631077216397" calcext:value-type="float">
            <text:p>0.07626310772163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G</text:p>
          </table:table-cell>
          <table:table-cell office:value-type="float" office:value="27" calcext:value-type="float">
            <text:p>27</text:p>
          </table:table-cell>
          <table:table-cell office:value-type="float" office:value="0.0257387988560534" calcext:value-type="float">
            <text:p>0.02573879885605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office:value-type="float" office:value="13" calcext:value-type="float">
            <text:p>13</text:p>
          </table:table-cell>
          <table:table-cell office:value-type="float" office:value="0.0123927550047664" calcext:value-type="float">
            <text:p>0.01239275500476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PG</text:p>
          </table:table-cell>
          <table:table-cell office:value-type="float" office:value="11" calcext:value-type="float">
            <text:p>11</text:p>
          </table:table-cell>
          <table:table-cell office:value-type="float" office:value="0.0104861773117255" calcext:value-type="float">
            <text:p>0.01048617731172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T</text:p>
          </table:table-cell>
          <table:table-cell office:value-type="float" office:value="11" calcext:value-type="float">
            <text:p>11</text:p>
          </table:table-cell>
          <table:table-cell office:value-type="float" office:value="0.0104861773117255" calcext:value-type="float">
            <text:p>0.01048617731172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float" office:value="0.0104861773117255" calcext:value-type="float">
            <text:p>0.01048617731172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S</text:p>
          </table:table-cell>
          <table:table-cell office:value-type="float" office:value="9" calcext:value-type="float">
            <text:p>9</text:p>
          </table:table-cell>
          <table:table-cell office:value-type="float" office:value="0.00857959961868446" calcext:value-type="float">
            <text:p>0.008579599618684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TS</text:p>
          </table:table-cell>
          <table:table-cell office:value-type="float" office:value="7" calcext:value-type="float">
            <text:p>7</text:p>
          </table:table-cell>
          <table:table-cell office:value-type="float" office:value="0.00667302192564347" calcext:value-type="float">
            <text:p>0.006673021925643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E</text:p>
          </table:table-cell>
          <table:table-cell office:value-type="float" office:value="6" calcext:value-type="float">
            <text:p>6</text:p>
          </table:table-cell>
          <table:table-cell office:value-type="float" office:value="0.00571973307912297" calcext:value-type="float">
            <text:p>0.005719733079122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G</text:p>
          </table:table-cell>
          <table:table-cell office:value-type="float" office:value="6" calcext:value-type="float">
            <text:p>6</text:p>
          </table:table-cell>
          <table:table-cell office:value-type="float" office:value="0.00571973307912297" calcext:value-type="float">
            <text:p>0.005719733079122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SR</text:p>
          </table:table-cell>
          <table:table-cell office:value-type="float" office:value="6" calcext:value-type="float">
            <text:p>6</text:p>
          </table:table-cell>
          <table:table-cell office:value-type="float" office:value="0.00571973307912297" calcext:value-type="float">
            <text:p>0.005719733079122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PQ</text:p>
          </table:table-cell>
          <table:table-cell office:value-type="float" office:value="6" calcext:value-type="float">
            <text:p>6</text:p>
          </table:table-cell>
          <table:table-cell office:value-type="float" office:value="0.00571973307912297" calcext:value-type="float">
            <text:p>0.005719733079122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</text:p>
          </table:table-cell>
          <table:table-cell office:value-type="float" office:value="6" calcext:value-type="float">
            <text:p>6</text:p>
          </table:table-cell>
          <table:table-cell office:value-type="float" office:value="0.00571973307912297" calcext:value-type="float">
            <text:p>0.005719733079122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PP</text:p>
          </table:table-cell>
          <table:table-cell office:value-type="float" office:value="6" calcext:value-type="float">
            <text:p>6</text:p>
          </table:table-cell>
          <table:table-cell office:value-type="float" office:value="0.00571973307912297" calcext:value-type="float">
            <text:p>0.005719733079122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maining</text:p>
          </table:table-cell>
          <table:table-cell office:value-type="float" office:value="182" calcext:value-type="float">
            <text:p>182</text:p>
          </table:table-cell>
          <table:table-cell office:value-type="float" office:value="0.17349857" calcext:value-type="float">
            <text:p>0.173498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TS</text:p>
          </table:table-cell>
          <table:table-cell office:value-type="float" office:value="7" calcext:value-type="float">
            <text:p>7</text:p>
          </table:table-cell>
          <table:table-cell office:value-type="float" office:value="0.225806451612903" calcext:value-type="float">
            <text:p>0.2258064516129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129032258064516" calcext:value-type="float">
            <text:p>0.1290322580645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DS</text:p>
          </table:table-cell>
          <table:table-cell office:value-type="float" office:value="3" calcext:value-type="float">
            <text:p>3</text:p>
          </table:table-cell>
          <table:table-cell office:value-type="float" office:value="0.0967741935483871" calcext:value-type="float">
            <text:p>0.09677419354838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SD</text:p>
          </table:table-cell>
          <table:table-cell office:value-type="float" office:value="2" calcext:value-type="float">
            <text:p>2</text:p>
          </table:table-cell>
          <table:table-cell office:value-type="float" office:value="0.0645161290322581" calcext:value-type="float">
            <text:p>0.06451612903225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SS</text:p>
          </table:table-cell>
          <table:table-cell office:value-type="float" office:value="2" calcext:value-type="float">
            <text:p>2</text:p>
          </table:table-cell>
          <table:table-cell office:value-type="float" office:value="0.0645161290322581" calcext:value-type="float">
            <text:p>0.06451612903225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T</text:p>
          </table:table-cell>
          <table:table-cell office:value-type="float" office:value="2" calcext:value-type="float">
            <text:p>2</text:p>
          </table:table-cell>
          <table:table-cell office:value-type="float" office:value="0.0645161290322581" calcext:value-type="float">
            <text:p>0.06451612903225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S</text:p>
          </table:table-cell>
          <table:table-cell office:value-type="float" office:value="1" calcext:value-type="float">
            <text:p>1</text:p>
          </table:table-cell>
          <table:table-cell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CG</text:p>
          </table:table-cell>
          <table:table-cell office:value-type="float" office:value="1" calcext:value-type="float">
            <text:p>1</text:p>
          </table:table-cell>
          <table:table-cell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G</text:p>
          </table:table-cell>
          <table:table-cell office:value-type="float" office:value="1" calcext:value-type="float">
            <text:p>1</text:p>
          </table:table-cell>
          <table:table-cell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T</text:p>
          </table:table-cell>
          <table:table-cell office:value-type="float" office:value="1" calcext:value-type="float">
            <text:p>1</text:p>
          </table:table-cell>
          <table:table-cell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ST</text:p>
          </table:table-cell>
          <table:table-cell office:value-type="float" office:value="1" calcext:value-type="float">
            <text:p>1</text:p>
          </table:table-cell>
          <table:table-cell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S</text:p>
          </table:table-cell>
          <table:table-cell office:value-type="float" office:value="1" calcext:value-type="float">
            <text:p>1</text:p>
          </table:table-cell>
          <table:table-cell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maining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14:44:18.155157722</meta:creation-date>
    <dc:date>2025-03-19T17:13:41.815346169</dc:date>
    <meta:editing-duration>PT1H1M22S</meta:editing-duration>
    <meta:editing-cycles>2</meta:editing-cycles>
    <meta:generator>LibreOffice/7.3.7.2$Linux_X86_64 LibreOffice_project/30$Build-2</meta:generator>
    <meta:document-statistic meta:table-count="1" meta:cell-count="1084" meta:object-count="0"/>
  </office:meta>
</office:document-meta>
</file>